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2" svg:font-family="Arial"/>
    <style:font-face style:name="Calibri2" svg:font-family="Calibri"/>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Glegoo" svg:font-family="Glegoo" style:font-family-generic="roman" style:font-pitch="variable"/>
    <style:font-face style:name="Roboto Mono" svg:font-family="'Roboto Mono'" style:font-family-generic="roman" style:font-pitch="variable"/>
    <style:font-face style:name="Roboto Mono Medium" svg:font-family="'Roboto Mon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Glegoo1" svg:font-family="Glegoo" style:font-family-generic="system" style:font-pitch="variable"/>
    <style:font-face style:name="Noto Sans Devanagari" svg:font-family="'Noto Sans Devanagari'" style:font-family-generic="system" style:font-pitch="variable"/>
    <style:font-face style:name="Roboto Mono1" svg:font-family="'Roboto Mono'" style:font-family-generic="system" style:font-pitch="variable"/>
    <style:font-face style:name="Roboto Mono Medium1" svg:font-family="'Roboto Mono Medium'" style:font-family-generic="system" style:font-pitch="variable"/>
  </office:font-face-decls>
  <office:automatic-styles>
    <style:style style:name="P1" style:family="paragraph" style:parent-style-name="Heading_20_2">
      <style:paragraph-properties fo:margin-top="0in" fo:margin-bottom="0in" loext:contextual-spacing="false" fo:line-height="100%" fo:orphans="0" fo:widows="0"/>
      <style:text-properties style:font-name="Glegoo" fo:font-size="10pt" style:font-name-asian="Glegoo1" style:font-size-asian="10pt" style:font-name-complex="Glegoo1" style:font-size-complex="10pt"/>
    </style:style>
    <style:style style:name="P2" style:family="paragraph" style:parent-style-name="Heading_20_2">
      <style:paragraph-properties fo:margin-top="0in" fo:margin-bottom="0in" loext:contextual-spacing="false" fo:line-height="100%" fo:orphans="0" fo:widows="0"/>
    </style:style>
    <style:style style:name="P3" style:family="paragraph" style:parent-style-name="normal">
      <style:paragraph-properties fo:line-height="100%" fo:text-align="center" style:justify-single-word="false"/>
    </style:style>
    <style:style style:name="P4" style:family="paragraph" style:parent-style-name="normal">
      <style:paragraph-properties fo:line-height="100%" fo:orphans="0" fo:widows="0"/>
    </style:style>
    <style:style style:name="P5" style:family="paragraph" style:parent-style-name="normal">
      <style:paragraph-properties fo:line-height="100%" fo:orphans="0" fo:widows="0"/>
      <style:text-properties style:font-name="Glegoo" fo:font-size="8pt" style:font-name-asian="Glegoo1" style:font-size-asian="8pt" style:font-name-complex="Glegoo1" style:font-size-complex="8pt"/>
    </style:style>
    <style:style style:name="P6" style:family="paragraph" style:parent-style-name="normal">
      <style:paragraph-properties fo:line-height="100%" fo:orphans="0" fo:widows="0"/>
      <style:text-properties style:font-name="Calibri" fo:font-size="10pt" style:font-name-asian="Calibri1" style:font-size-asian="10pt" style:font-name-complex="Calibri1" style:font-size-complex="10pt"/>
    </style:style>
    <style:style style:name="P7" style:family="paragraph" style:parent-style-name="normal" style:list-style-name="WWNum1">
      <style:paragraph-properties fo:margin-left="0.5in" fo:margin-right="0in" fo:line-height="100%" fo:orphans="0" fo:widows="0" fo:text-indent="-0.25in" style:auto-text-indent="false"/>
    </style:style>
    <style:style style:name="P8" style:family="paragraph" style:parent-style-name="normal" style:list-style-name="WWNum2">
      <style:paragraph-properties fo:margin-left="0.5in" fo:margin-right="0in" fo:line-height="100%" fo:orphans="0" fo:widows="0" fo:text-indent="-0.25in" style:auto-text-indent="false"/>
    </style:style>
    <style:style style:name="P9" style:family="paragraph" style:parent-style-name="normal" style:list-style-name="WWNum3">
      <style:paragraph-properties fo:margin-left="0.5in" fo:margin-right="0in" fo:orphans="0" fo:widows="0" fo:text-indent="-0.25in" style:auto-text-indent="false"/>
    </style:style>
    <style:style style:name="P10" style:family="paragraph" style:parent-style-name="normal">
      <style:paragraph-properties fo:margin-left="0.5in" fo:margin-right="0in" fo:line-height="100%" fo:orphans="0" fo:widows="0" fo:text-indent="0in" style:auto-text-indent="false"/>
    </style:style>
    <style:style style:name="P11" style:family="paragraph" style:parent-style-name="normal">
      <style:paragraph-properties fo:margin-left="0in" fo:margin-right="0in" fo:line-height="100%" fo:orphans="0" fo:widows="0" fo:text-indent="0in" style:auto-text-indent="false"/>
    </style:style>
    <style:style style:name="P12" style:family="paragraph" style:parent-style-name="normal" style:master-page-name="Standard">
      <style:paragraph-properties fo:line-height="100%" fo:text-align="center" style:justify-single-word="false" style:page-number="1"/>
    </style:style>
    <style:style style:name="T1" style:family="text">
      <style:text-properties fo:color="#a64d79" style:font-name="Roboto Mono Medium" fo:font-size="18pt" style:font-name-asian="Roboto Mono Medium1" style:font-size-asian="18pt" style:font-name-complex="Roboto Mono Medium1" style:font-size-complex="18pt"/>
    </style:style>
    <style:style style:name="T2" style:family="text">
      <style:text-properties fo:color="#a64d79" style:font-name="Roboto Mono" fo:font-size="14pt" fo:font-weight="bold" style:font-name-asian="Roboto Mono1" style:font-size-asian="14pt" style:font-weight-asian="bold" style:font-name-complex="Roboto Mono1" style:font-size-complex="14pt"/>
    </style:style>
    <style:style style:name="T3" style:family="text">
      <style:text-properties fo:color="#a64d79" style:font-name="Glegoo" fo:font-size="24pt" style:font-name-asian="Glegoo1" style:font-size-asian="24pt" style:font-name-complex="Glegoo1" style:font-size-complex="24pt"/>
    </style:style>
    <style:style style:name="T4" style:family="text">
      <style:text-properties fo:color="#e69138" style:font-name="Roboto Mono Medium" fo:font-size="24pt" style:font-name-asian="Roboto Mono Medium1" style:font-size-asian="24pt" style:font-name-complex="Roboto Mono Medium1" style:font-size-complex="24pt"/>
    </style:style>
    <style:style style:name="T5" style:family="text">
      <style:text-properties fo:color="#ff845b" style:font-name="Roboto Mono Medium" fo:font-size="24pt" style:font-name-asian="Roboto Mono Medium1" style:font-size-asian="24pt" style:font-name-complex="Roboto Mono Medium1" style:font-size-complex="24pt"/>
    </style:style>
    <style:style style:name="T6" style:family="text">
      <style:text-properties style:font-name="Calibri" style:font-name-asian="Calibri1" style:font-name-complex="Calibri1"/>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0pt" fo:font-weight="bold" style:font-name-asian="Calibri1" style:font-size-asian="10pt" style:font-weight-asian="bold" style:font-name-complex="Calibri1" style:font-size-complex="10pt"/>
    </style:style>
    <style:style style:name="T9" style:family="text">
      <style:text-properties style:font-name="Calibri" fo:font-size="10pt" fo:font-style="italic" style:font-name-asian="Calibri1" style:font-size-asian="10pt" style:font-style-asian="italic" style:font-name-complex="Calibri1" style:font-size-complex="10pt"/>
    </style:style>
    <style:style style:name="T10" style:family="text">
      <style:text-properties style:font-name="Calibri" fo:font-size="10pt" fo:font-style="italic" fo:font-weight="bold" style:font-name-asian="Calibri1" style:font-size-asian="10pt" style:font-style-asian="italic" style:font-weight-asian="bold" style:font-name-complex="Calibri1" style:font-size-complex="10pt"/>
    </style:style>
    <style:style style:name="T11" style:family="text">
      <style:text-properties fo:color="#0000ff" style:font-name="Calibri" style:font-name-asian="Calibri1" style:font-name-complex="Calibri1"/>
    </style:style>
    <style:style style:name="T12" style:family="text">
      <style:text-properties fo:color="#1155cc" style:font-name="Calibri" style:text-underline-style="solid" style:text-underline-width="auto" style:text-underline-color="font-color" style:font-name-asian="Calibri1" style:font-name-complex="Calibri1"/>
    </style:style>
    <style:style style:name="T13"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14" style:family="text">
      <style:text-properties style:font-name="Roboto Mono" fo:font-size="10pt" style:font-name-asian="Roboto Mono1" style:font-size-asian="10pt" style:font-name-complex="Roboto Mono1" style:font-size-complex="10pt"/>
    </style:style>
    <style:style style:name="T15" style:family="text">
      <style:text-properties fo:font-weight="bold" style:font-weight-asian="bold"/>
    </style:style>
    <style:style style:name="T16" style:family="text">
      <style:text-properties fo:font-style="italic" style:font-style-asian="italic"/>
    </style:style>
    <style:style style:name="T17" style:family="text">
      <style:text-properties style:text-underline-style="none"/>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fo:font-size="10pt" fo:font-style="italic" style:font-size-asian="10pt" style:font-style-asian="italic"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Bee Ellis</text:span><text:span text:style-name="T4"> </text:span><text:span text:style-name="T5"><text:s text:c="5"/></text:span></text:p>
      <text:p text:style-name="P3"><text:span text:style-name="T6">P. 425-563-3176 <text:s text:c="6"/></text:span><text:span text:style-name="T11"><text:s/></text:span><text:a xlink:type="simple" xlink:href="mailto:bellis8099@gmail.com" text:style-name="ListLabel_20_28" text:visited-style-name="ListLabel_20_28"><text:span text:style-name="T12">bellis8099@gmail.com</text:span></text:a><text:span text:style-name="T11"> <text:s text:c="7"/></text:span><text:a xlink:type="simple" xlink:href="https://www.linkedin.com/in/bee-ellis-2b126b185/" text:style-name="ListLabel_20_28" text:visited-style-name="ListLabel_20_28"><text:span text:style-name="T12">Link</text:span></text:a><text:a xlink:type="simple" xlink:href="https://www.linkedin.com/in/bee-ellis-2b126b185/" text:style-name="ListLabel_20_28" text:visited-style-name="ListLabel_20_28"><text:span text:style-name="T12">edIn</text:span></text:a><text:span text:style-name="T11"> <text:s text:c="7"/></text:span><text:a xlink:type="simple" xlink:href="https://github.com/hegelocampus" text:style-name="ListLabel_20_28" text:visited-style-name="ListLabel_20_28"><text:span text:style-name="T12">Github</text:span></text:a><text:span text:style-name="T11"> <text:s text:c="6"/></text:span><text:span text:style-name="T6">Seattle, Washington</text:span></text:p>
      <text:p text:style-name="P5"/>
      <text:p text:style-name="P4"><text:span text:style-name="T2">SKILLS</text:span><text:span text:style-name="T3"> </text:span>Ruby, JavaScript, Dart, React.js, Ruby on Rails, jQuery, <text:s/>Redux, Apollo, SQL, GraphQL, Git, HTML5, CSS3</text:p>
      <text:p text:style-name="P1"><text:bookmark text:name="_wwu2lrov1vo6"/></text:p>
      <text:p text:style-name="P4"><text:span text:style-name="T2">PROJECTS</text:span></text:p>
      <text:p text:style-name="P4"><text:span text:style-name="T15">DartSynth<text:tab/><text:tab/><text:tab/><text:tab/></text:span><text:span text:style-name="T7"><text:tab/><text:tab/><text:tab/><text:tab/><text:tab/><text:tab/><text:tab/><text:tab/></text:span><text:a xlink:type="simple" xlink:href="https://dartsynth.firebaseapp.com/" text:style-name="ListLabel_20_29" text:visited-style-name="ListLabel_20_29"><text:span text:style-name="T13">Live Site</text:span></text:a><text:span text:style-name="T7"> | </text:span><text:a xlink:type="simple" xlink:href="https://github.com/hegelocampus/DartSynth" text:style-name="ListLabel_20_29" text:visited-style-name="ListLabel_20_29"><text:span text:style-name="T13">Github</text:span></text:a></text:p>
      <text:p text:style-name="P4"><text:span text:style-name="T16">Interactive audio sequencer built using Dart, Javascript, Tone.js, HTML, and CSS.</text:span></text:p>
      <text:list xml:id="list2040283926" text:style-name="WWNum1">
        <text:list-item>
          <text:p text:style-name="P7">Built using Google’s <text:span text:style-name="T15">Dart </text:span>language in order to accelerate development due to Dart's <text:span text:style-name="T15">strict type system</text:span> that made bugs incredibly easy to spot in real-time.</text:p>
        </text:list-item>
        <text:list-item>
          <text:p text:style-name="P7">Formulated interface between JavaScript and Dart components. Through dispatching custom DOM events with Dart, and intercepting them with JavaScript, application development was expedited through bypassing the pricey alternative of porting the Tone.js library to Dart.</text:p>
        </text:list-item>
      </text:list>
      <text:p text:style-name="P10"/>
      <text:p text:style-name="P4"><text:span text:style-name="T15">Roastia<text:tab/><text:tab/><text:tab/><text:tab/><text:tab/><text:tab/><text:tab/><text:tab/></text:span><text:span text:style-name="T7"><text:tab/><text:tab/><text:tab/><text:tab/><text:tab/></text:span><text:a xlink:type="simple" xlink:href="https://roastia.herokuapp.com/" text:style-name="ListLabel_20_29" text:visited-style-name="ListLabel_20_29"><text:span text:style-name="T13">Live Site</text:span></text:a><text:span text:style-name="T7"> | </text:span><text:a xlink:type="simple" xlink:href="https://github.com/hegelocampus/Roastia" text:style-name="ListLabel_20_29" text:visited-style-name="ListLabel_20_29"><text:span text:style-name="T13">Github</text:span></text:a></text:p>
      <text:p text:style-name="P4"><text:span text:style-name="T16">Craft coffee shop finder constructed using <text:s/>JavaScript, MongoDB, Express, GraphQL, React with Apollo, and Node.js (MERN).</text:span></text:p>
      <text:list xml:id="list75910047173053" text:continue-numbering="true" text:style-name="WWNum1">
        <text:list-item>
          <text:p text:style-name="P7">Developed using <text:span text:style-name="T15">styled React components</text:span> <text:s/>significantly decreasing the time required to develop the app, as the components could be reused anywhere in the application while appearing exactly the same.</text:p>
        </text:list-item>
        <text:list-item>
          <text:p text:style-name="P7">Incorporated modern CSS properties, such as <text:span text:style-name="T15">Flexbox</text:span> and <text:span text:style-name="T15">Grid</text:span> to allow for easy object positioning on the page, and animations to make the user’s experience feel more organic.</text:p>
        </text:list-item>
      </text:list>
      <text:p text:style-name="P6"/>
      <text:p text:style-name="P4"><text:span text:style-name="T15">IckyArt<text:tab/><text:tab/></text:span><text:span text:style-name="T8"> <text:s text:c="29"/><text:tab/><text:tab/><text:tab/><text:tab/><text:tab/><text:tab/><text:tab/><text:tab/><text:tab/><text:tab/></text:span><text:a xlink:type="simple" xlink:href="https://wikiartclone.herokuapp.com" text:style-name="ListLabel_20_29" text:visited-style-name="ListLabel_20_29"><text:span text:style-name="T13">Live Site</text:span></text:a><text:span text:style-name="T7"> | </text:span><text:a xlink:type="simple" xlink:href="https://github.com/hegelocampus/WikiArtClone" text:style-name="ListLabel_20_29" text:visited-style-name="ListLabel_20_29"><text:span text:style-name="T13">Github</text:span></text:a></text:p>
      <text:p text:style-name="P4"><text:span text:style-name="T16">An online art encyclopedia developed using Ruby on Rails as an API, jQuery, Javascript, PostgreSQL.</text:span></text:p>
      <text:list xml:id="list75910082975093" text:continue-numbering="true" text:style-name="WWNum1">
        <text:list-item>
          <text:p text:style-name="P7">Engineered intuitive UI through extensive use of <text:span text:style-name="T15">React with Redux</text:span> in order to add data retrieved from <text:span text:style-name="T15">AJAX requests </text:span>to the local store. Creating a webpage that seamlessly fetches requested information in real time.</text:p>
        </text:list-item>
        <text:list-item>
          <text:p text:style-name="P7">Implemented a<text:span text:style-name="T15"> polymorphic association </text:span>in order to store the links to the pictures for both the artists and artworks in a PostgreSQL database under the same table. This yielded a significantly simplified structure of the database while simultaneously streamlining data-fetching.</text:p>
        </text:list-item>
        <text:list-item>
          <text:p text:style-name="P7">Utilized MediaWiki API to fetch the real-time Wikipedia intro paragraph for use for on the artist detail page, notably reducing the amount of data that needed to be stored in the app’s own database. </text:p>
        </text:list-item>
      </text:list>
      <text:p text:style-name="P11"/>
      <text:p text:style-name="P4"><text:span text:style-name="T2">EXPERIENCE</text:span></text:p>
      <text:p text:style-name="P4"><text:span text:style-name="T15">Barista</text:span></text:p>
      <text:p text:style-name="P4"><text:span text:style-name="T16">Fuel Coffee</text:span><text:span text:style-name="T9">, </text:span>Sep<text:span text:style-name="T7"> 201</text:span>7<text:span text:style-name="T7"> - </text:span>Mar<text:span text:style-name="T7"> 201</text:span>9</text:p>
      <text:list xml:id="list2980692327" text:style-name="WWNum2">
        <text:list-item>
          <text:p text:style-name="P8">Educated guests on the acute differences that affect the flavor profiles of coffee, cultivating a passion for the study of coffee in an innumerous quantity of customers.</text:p>
        </text:list-item>
        <text:list-item>
          <text:p text:style-name="P8">Trained 5 coworkers how to craft quality espresso in a high volume café.</text:p>
        </text:list-item>
        <text:list-item>
          <text:p text:style-name="P8">Served over 300 customers in a five hour shift at a high volume craft coffee shop.</text:p>
        </text:list-item>
      </text:list>
      <text:p text:style-name="P6"/>
      <text:p text:style-name="P4"><text:span text:style-name="T15">Lead Barista</text:span><text:span text:style-name="T8"><text:tab/></text:span><text:span text:style-name="T7"><text:tab/></text:span></text:p>
      <text:p text:style-name="P4"><text:span text:style-name="T16">Woodinville Bagel Bakery</text:span><text:span text:style-name="T7">, <text:s/></text:span>Feb<text:span text:style-name="T7"> 201</text:span>5<text:span text:style-name="T7"> - </text:span>Jun<text:span text:style-name="T7"> 201</text:span>7</text:p>
      <text:list xml:id="list75908880264532" text:continue-numbering="true" text:style-name="WWNum2">
        <text:list-item>
          <text:p text:style-name="P8">Innovated the company's mission to include an initiative to craft quality espresso, resulting in a long lasting increase in customer retention and improved customer experiences.</text:p>
        </text:list-item>
        <text:list-item>
          <text:p text:style-name="P8">Revamped company espresso training procedure to include policy, procedures, and customer service best practices, leading to significantly better, more consistent, coffee quality. Which, in turn,</text:p>
        </text:list-item>
      </text:list>
      <text:p text:style-name="P11"/>
      <text:p text:style-name="P11"><text:span text:style-name="T15">Shift Leader <text:s text:c="2"/><text:tab/> </text:span></text:p>
      <text:p text:style-name="P11"><text:span text:style-name="T16">Teddy’s Bigger Burgers</text:span>, <text:s/>Oct 2013 - Dec 2014</text:p>
      <text:list xml:id="list3839160421" text:style-name="WWNum3">
        <text:list-item>
          <text:p text:style-name="P9">Oversaw a team of 8 providing direction on superior customer service, policy and procedure and product quality</text:p>
        </text:list-item>
      </text:list>
      <text:p text:style-name="P6"/>
      <text:p text:style-name="P4"><text:span text:style-name="T2">EDUCATION</text:span></text:p>
      <text:p text:style-name="P2"><text:bookmark text:name="_dzgetn7cnd12"/><text:span text:style-name="T8">App Academy - </text:span><text:span text:style-name="T7">Immersive software development course with focus on full stack web development <text:s/>(</text:span><text:span text:style-name="T18">Winter</text:span><text:span text:style-name="T7"> 201</text:span><text:span text:style-name="T18">9</text:span><text:span text:style-name="T7">) <text:s/></text:span></text:p>
      <text:p text:style-name="P2"><text:bookmark text:name="_11h9p4gf8pty"/><text:span text:style-name="T8">University </text:span><text:span text:style-name="T19">of Washington</text:span><text:span text:style-name="T8"> - </text:span><text:span text:style-name="T9">B</text:span><text:span text:style-name="T20">A with Departmental Honors</text:span><text:span text:style-name="T9"> - </text:span><text:span text:style-name="T20">Philosophy</text:span><text:span text:style-name="T10"> <text:s/></text:span><text:span text:style-name="T7">(</text:span><text:span text:style-name="T18">Spring</text:span><text:span text:style-name="T7"> 201</text:span><text:span text:style-name="T18">9</text:span><text:span text:style-name="T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2" svg:font-family="Arial"/>
    <style:font-face style:name="Calibri2" svg:font-family="Calibri"/>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Glegoo" svg:font-family="Glegoo" style:font-family-generic="roman" style:font-pitch="variable"/>
    <style:font-face style:name="Roboto Mono" svg:font-family="'Roboto Mono'" style:font-family-generic="roman" style:font-pitch="variable"/>
    <style:font-face style:name="Roboto Mono Medium" svg:font-family="'Roboto Mon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Glegoo1" svg:font-family="Glegoo" style:font-family-generic="system" style:font-pitch="variable"/>
    <style:font-face style:name="Noto Sans Devanagari" svg:font-family="'Noto Sans Devanagari'" style:font-family-generic="system" style:font-pitch="variable"/>
    <style:font-face style:name="Roboto Mono1" svg:font-family="'Roboto Mono'" style:font-family-generic="system" style:font-pitch="variable"/>
    <style:font-face style:name="Roboto Mono Medium1" svg:font-family="'Roboto Mon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variant="normal" fo:text-transform="none" fo:color="#595959" style:text-line-through-style="none" style:text-line-through-type="none" style:text-position="0% 100%"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2" style:display-name="ListLabel 2"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3" style:display-name="ListLabel 3"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4" style:display-name="ListLabel 4"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5" style:display-name="ListLabel 5"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6" style:display-name="ListLabel 6"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7" style:display-name="ListLabel 7"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8" style:display-name="ListLabel 8"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9" style:display-name="ListLabel 9"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0" style:display-name="ListLabel 10" style:family="text">
      <style:text-properties fo:font-variant="normal" fo:text-transform="none" fo:color="#595959"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 style:display-name="ListLabel 11"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2" style:display-name="ListLabel 12"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3" style:display-name="ListLabel 13"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4" style:display-name="ListLabel 14"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5" style:display-name="ListLabel 15"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6" style:display-name="ListLabel 16"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7" style:display-name="ListLabel 17"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8" style:display-name="ListLabel 18" style:family="text">
      <style:text-properties fo:font-variant="normal" fo:text-transform="none" fo:color="#595959" style:text-line-through-style="none" style:text-line-through-type="none" style:text-position="0% 100%" fo:font-size="28pt" fo:font-style="normal" style:text-underline-style="none" fo:font-weight="normal" fo:background-color="transparent"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style>
    <style:style style:name="ListLabel_20_19" style:display-name="ListLabel 19" style:family="text">
      <style:text-properties fo:color="#595959"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0.25in" fo:margin-left="0.5in"/>
        </style:list-level-properties>
        <style:text-properties style:font-name="Calibri2"/>
      </text:list-level-style-bullet>
      <text:list-level-style-bullet text:level="2" text:style-name="ListLabel_20_2" style:num-suffix="○" text:bullet-char="○">
        <style:list-level-properties text:list-level-position-and-space-mode="label-alignment" fo:text-align="end">
          <style:list-level-label-alignment text:label-followed-by="listtab" fo:text-indent="-0.25in" fo:margin-left="1in"/>
        </style:list-level-properties>
        <style:text-properties style:font-name="Arial2"/>
      </text:list-level-style-bullet>
      <text:list-level-style-bullet text:level="3" text:style-name="ListLabel_20_3" style:num-suffix="■" text:bullet-char="■">
        <style:list-level-properties text:list-level-position-and-space-mode="label-alignment" fo:text-align="end">
          <style:list-level-label-alignment text:label-followed-by="listtab" fo:text-indent="-0.25in" fo:margin-left="1.5in"/>
        </style:list-level-properties>
        <style:text-properties style:font-name="Arial2"/>
      </text:list-level-style-bullet>
      <text:list-level-style-bullet text:level="4" text:style-name="ListLabel_20_4" style:num-suffix="●" text:bullet-char="●">
        <style:list-level-properties text:list-level-position-and-space-mode="label-alignment" fo:text-align="end">
          <style:list-level-label-alignment text:label-followed-by="listtab" fo:text-indent="-0.25in" fo:margin-left="2in"/>
        </style:list-level-properties>
        <style:text-properties style:font-name="Arial2"/>
      </text:list-level-style-bullet>
      <text:list-level-style-bullet text:level="5" text:style-name="ListLabel_20_5" style:num-suffix="○" text:bullet-char="○">
        <style:list-level-properties text:list-level-position-and-space-mode="label-alignment" fo:text-align="end">
          <style:list-level-label-alignment text:label-followed-by="listtab" fo:text-indent="-0.25in" fo:margin-left="2.5in"/>
        </style:list-level-properties>
        <style:text-properties style:font-name="Arial2"/>
      </text:list-level-style-bullet>
      <text:list-level-style-bullet text:level="6" text:style-name="ListLabel_20_6" style:num-suffix="■" text:bullet-char="■">
        <style:list-level-properties text:list-level-position-and-space-mode="label-alignment" fo:text-align="end">
          <style:list-level-label-alignment text:label-followed-by="listtab" fo:text-indent="-0.25in" fo:margin-left="3in"/>
        </style:list-level-properties>
        <style:text-properties style:font-name="Arial2"/>
      </text:list-level-style-bullet>
      <text:list-level-style-bullet text:level="7" text:style-name="ListLabel_20_7" style:num-suffix="●" text:bullet-char="●">
        <style:list-level-properties text:list-level-position-and-space-mode="label-alignment" fo:text-align="end">
          <style:list-level-label-alignment text:label-followed-by="listtab" fo:text-indent="-0.25in" fo:margin-left="3.5in"/>
        </style:list-level-properties>
        <style:text-properties style:font-name="Arial2"/>
      </text:list-level-style-bullet>
      <text:list-level-style-bullet text:level="8" text:style-name="ListLabel_20_8" style:num-suffix="○" text:bullet-char="○">
        <style:list-level-properties text:list-level-position-and-space-mode="label-alignment" fo:text-align="end">
          <style:list-level-label-alignment text:label-followed-by="listtab" fo:text-indent="-0.25in" fo:margin-left="4in"/>
        </style:list-level-properties>
        <style:text-properties style:font-name="Arial2"/>
      </text:list-level-style-bullet>
      <text:list-level-style-bullet text:level="9" text:style-name="ListLabel_20_9" style:num-suffix="■" text:bullet-char="■">
        <style:list-level-properties text:list-level-position-and-space-mode="label-alignment" fo:text-align="end">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fo:text-align="end">
          <style:list-level-label-alignment text:label-followed-by="listtab" fo:text-indent="-0.25in" fo:margin-left="0.5in"/>
        </style:list-level-properties>
        <style:text-properties style:font-name="Arial2"/>
      </text:list-level-style-bullet>
      <text:list-level-style-bullet text:level="2" text:style-name="ListLabel_20_11" style:num-suffix="○" text:bullet-char="○">
        <style:list-level-properties text:list-level-position-and-space-mode="label-alignment" fo:text-align="end">
          <style:list-level-label-alignment text:label-followed-by="listtab" fo:text-indent="-0.25in" fo:margin-left="1in"/>
        </style:list-level-properties>
        <style:text-properties style:font-name="Arial2"/>
      </text:list-level-style-bullet>
      <text:list-level-style-bullet text:level="3" text:style-name="ListLabel_20_12" style:num-suffix="■" text:bullet-char="■">
        <style:list-level-properties text:list-level-position-and-space-mode="label-alignment" fo:text-align="end">
          <style:list-level-label-alignment text:label-followed-by="listtab" fo:text-indent="-0.25in" fo:margin-left="1.5in"/>
        </style:list-level-properties>
        <style:text-properties style:font-name="Arial2"/>
      </text:list-level-style-bullet>
      <text:list-level-style-bullet text:level="4" text:style-name="ListLabel_20_13" style:num-suffix="●" text:bullet-char="●">
        <style:list-level-properties text:list-level-position-and-space-mode="label-alignment" fo:text-align="end">
          <style:list-level-label-alignment text:label-followed-by="listtab" fo:text-indent="-0.25in" fo:margin-left="2in"/>
        </style:list-level-properties>
        <style:text-properties style:font-name="Arial2"/>
      </text:list-level-style-bullet>
      <text:list-level-style-bullet text:level="5" text:style-name="ListLabel_20_14" style:num-suffix="○" text:bullet-char="○">
        <style:list-level-properties text:list-level-position-and-space-mode="label-alignment" fo:text-align="end">
          <style:list-level-label-alignment text:label-followed-by="listtab" fo:text-indent="-0.25in" fo:margin-left="2.5in"/>
        </style:list-level-properties>
        <style:text-properties style:font-name="Arial2"/>
      </text:list-level-style-bullet>
      <text:list-level-style-bullet text:level="6" text:style-name="ListLabel_20_15" style:num-suffix="■" text:bullet-char="■">
        <style:list-level-properties text:list-level-position-and-space-mode="label-alignment" fo:text-align="end">
          <style:list-level-label-alignment text:label-followed-by="listtab" fo:text-indent="-0.25in" fo:margin-left="3in"/>
        </style:list-level-properties>
        <style:text-properties style:font-name="Arial2"/>
      </text:list-level-style-bullet>
      <text:list-level-style-bullet text:level="7" text:style-name="ListLabel_20_16" style:num-suffix="●" text:bullet-char="●">
        <style:list-level-properties text:list-level-position-and-space-mode="label-alignment" fo:text-align="end">
          <style:list-level-label-alignment text:label-followed-by="listtab" fo:text-indent="-0.25in" fo:margin-left="3.5in"/>
        </style:list-level-properties>
        <style:text-properties style:font-name="Arial2"/>
      </text:list-level-style-bullet>
      <text:list-level-style-bullet text:level="8" text:style-name="ListLabel_20_17" style:num-suffix="○" text:bullet-char="○">
        <style:list-level-properties text:list-level-position-and-space-mode="label-alignment" fo:text-align="end">
          <style:list-level-label-alignment text:label-followed-by="listtab" fo:text-indent="-0.25in" fo:margin-left="4in"/>
        </style:list-level-properties>
        <style:text-properties style:font-name="Arial2"/>
      </text:list-level-style-bullet>
      <text:list-level-style-bullet text:level="9" text:style-name="ListLabel_20_18" style:num-suffix="■" text:bullet-char="■">
        <style:list-level-properties text:list-level-position-and-space-mode="label-alignment" fo:text-align="end">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19-12-06T07:59:08.565987383</dc:date>
    <meta:editing-duration>PT1M14S</meta:editing-duration>
    <meta:editing-cycles>1</meta:editing-cycles>
    <meta:document-statistic meta:table-count="0" meta:image-count="0" meta:object-count="0" meta:page-count="1" meta:paragraph-count="33" meta:word-count="502" meta:character-count="3349" meta:non-whitespace-character-count="2779"/>
    <meta:generator>LibreOffice/6.3.3.2.0$Linux_X86_64 LibreOffice_project/30$Build-2</meta:generator>
  </office:meta>
</office:document-meta>
</file>